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re are the solutions and explanations for each exercise from the provided document:</text:p>
      <text:p text:style-name="Standard"/>
      <text:p text:style-name="Standard">### Exercise 1: Poisson Model (7.2 in Agresti)</text:p>
      <text:p text:style-name="Standard"/>
      <text:p text:style-name="Standard">**Problem:** <text:s/></text:p>
      <text:p text:style-name="Standard">Suppose \( y_i \) are independent Poisson variates, with \( \mu = E(y_i) \), \( i = 1, \ldots, n \). For testing \( H_0 : \mu = \mu_0 \), show that the likelihood ratio statistic simplifies to:</text:p>
      <text:p text:style-name="Standard"/>
      <text:p text:style-name="Standard">\[</text:p>
      <text:p text:style-name="Standard">-2(L_0 - L_1) = 2[n(\mu_0 - \bar{y}) + n\bar{y} \log(\bar{y}/\mu_0)].</text:p>
      <text:p text:style-name="Standard">\]</text:p>
      <text:p text:style-name="Standard"/>
      <text:p text:style-name="Standard">**Solution:**</text:p>
      <text:p text:style-name="Standard"/>
      <text:p text:style-name="Standard">1. The log-likelihood for the Poisson distribution under \( H_0: \mu = \mu_0 \) is:</text:p>
      <text:p text:style-name="Standard"/>
      <text:p text:style-name="Standard">\[</text:p>
      <text:p text:style-name="Standard">L_0 = \sum_{i=1}^{n} (y_i \log(\mu_0) - \mu_0 - \log(y_i!)).</text:p>
      <text:p text:style-name="Standard">\]</text:p>
      <text:p text:style-name="Standard"/>
      <text:p text:style-name="Standard">2. The log-likelihood under the alternative \( H_1: \mu = \bar{y} \) (where \( \bar{y} = \frac{1}{n} \sum_{i=1}^{n} y_i \)) is:</text:p>
      <text:p text:style-name="Standard"/>
      <text:p text:style-name="Standard">\[</text:p>
      <text:p text:style-name="Standard">L_1 = \sum_{i=1}^{n} (y_i \log(\bar{y}) - \bar{y} - \log(y_i!)).</text:p>
      <text:p text:style-name="Standard">\]</text:p>
      <text:p text:style-name="Standard"/>
      <text:p text:style-name="Standard">3. The likelihood ratio statistic is:</text:p>
      <text:p text:style-name="Standard"/>
      <text:p text:style-name="Standard">\[</text:p>
      <text:p text:style-name="Standard">-2(L_0 - L_1) = 2 \left( n (\bar{y} \log(\bar{y}) - \mu_0 \log(\mu_0)) + n(\mu_0 - \bar{y}) \right).</text:p>
      <text:p text:style-name="Standard">\]</text:p>
      <text:p text:style-name="Standard"/>
      <text:p text:style-name="Standard">4. Simplifying, this becomes:</text:p>
      <text:p text:style-name="Standard"/>
      <text:p text:style-name="Standard">\[</text:p>
      <text:p text:style-name="Standard">-2(L_0 - L_1) = 2[n(\mu_0 - \bar{y}) + n\bar{y} \log(\bar{y}/\mu_0)].</text:p>
      <text:p text:style-name="Standard">\]</text:p>
      <text:p text:style-name="Standard"/>
      <text:p text:style-name="Standard">### Exercise 2: Logistic Model Calibration (5.10 in Agresti)</text:p>
      <text:p text:style-name="Standard"/>
      <text:p text:style-name="Standard">**Problem:** <text:s/></text:p>
      <text:p text:style-name="Standard">For the logistic model with a single explanatory variable, explain why a confidence interval for \( x_0 \) is the set of \( x \) values for which:</text:p>
      <text:p text:style-name="Standard"/>
      <text:p text:style-name="Standard">\[</text:p>
      <text:p text:style-name="Standard">\left|\frac{\betâ_0 + \betâ_1x - \text{logit}(\pi_0)}{\sqrt{\text{Var}(\betâ_0) + x^2 \text{Var}(\betâ_1) + 2x \text{Cov}(\betâ_0, \betâ_1)}}\right| &lt; z_{\alpha/2}.</text:p>
      <text:p text:style-name="Standard">\]</text:p>
      <text:p text:style-name="Standard"/>
      <text:p text:style-name="Standard">How could you invert a likelihood-ratio test to form an interval?</text:p>
      <text:p text:style-name="Standard"/>
      <text:p text:style-name="Standard"><text:soft-page-break/>**Solution:**</text:p>
      <text:p text:style-name="Standard"/>
      <text:p text:style-name="Standard">1. This expression is derived from the fact that \( x_0 \) is the point where the logistic regression function equals a specific probability \( \pi_0 \).</text:p>
      <text:p text:style-name="Standard"/>
      <text:p text:style-name="Standard">2. A confidence interval for \( x_0 \) is the range of \( x \) values where the standardized distance between the estimated logit of \( \pi_0 \) and the linear predictor remains within \( z_{\alpha/2} \).</text:p>
      <text:p text:style-name="Standard"/>
      <text:p text:style-name="Standard">3. To invert a likelihood-ratio test for an interval, you would set up a hypothesis test for different values of \( x_0 \), and the range of \( x \) values for which the null hypothesis is not rejected forms the interval.</text:p>
      <text:p text:style-name="Standard"/>
      <text:p text:style-name="Standard">### Exercise 3: Negative Binomial Models for Horseshoe Crab Data (7.32 in Agresti)</text:p>
      <text:p text:style-name="Standard"/>
      <text:p text:style-name="Standard">**Problem:** <text:s/></text:p>
      <text:p text:style-name="Standard">Interpret the result of the likelihood ratio test comparing two models (one treating color as nominal and another as quantitative) and interpret the effect of color.</text:p>
      <text:p text:style-name="Standard"/>
      <text:p text:style-name="Standard">**Solution:**</text:p>
      <text:p text:style-name="Standard"/>
      <text:p text:style-name="Standard">1. Two negative binomial models are compared using `glm.nb` in R:</text:p>
      <text:p text:style-name="Standard"><text:s text:c="3"/>- **Model 1 (Nominal):** Treats color as a categorical variable.</text:p>
      <text:p text:style-name="Standard"><text:s text:c="3"/>- **Model 2 (Quantitative):** Treats color as a continuous variable.</text:p>
      <text:p text:style-name="Standard"/>
      <text:p text:style-name="Standard">2. **Likelihood Ratio Test Results:** The likelihood ratio test shows a p-value of 0.825, indicating no significant difference between the models. This suggests that treating color as a nominal variable does not provide a significantly better fit than treating it as quantitative.</text:p>
      <text:p text:style-name="Standard"/>
      <text:p text:style-name="Standard">3. **Effect of Color:** For the quantitative model, the coefficient of color is significant (p = 0.0282), indicating that color has a significant effect on the response variable.</text:p>
      <text:p text:style-name="Standard"/>
      <text:p text:style-name="Standard">### Exercise 4: Zero-Inflated Negative Binomial Model (7.33 in Agresti)</text:p>
      <text:p text:style-name="Standard"/>
      <text:p text:style-name="Standard">**Problem:** <text:s/></text:p>
      <text:p text:style-name="Standard">Interpret results of the zero-inflated negative binomial model and compare it with the NB2 model.</text:p>
      <text:p text:style-name="Standard"/>
      <text:p text:style-name="Standard">**Solution:**</text:p>
      <text:p text:style-name="Standard"/>
      <text:p text:style-name="Standard">1. **Zero-Inflated Model Interpretation:** The zero-inflated model accounts for excess zeros in the data. The significant positive coefficient for color in the zero-inflation part suggests that color affects the likelihood of excess zeros.</text:p>
      <text:p text:style-name="Standard"/>
      <text:p text:style-name="Standard">2. **Comparison with NB2 Model:** The zero-inflated model provides a different interpretation from the NB2 model, as it separates the process generating zeros from the count process. A direct likelihood-ratio test is not possible because these models are not nested.</text:p>
      <text:p text:style-name="Standard"/>
      <text:p text:style-name="Standard">### Exercise 5: Logistic Model for Binary Outcome (5.32 in Agresti)</text:p>
      <text:p text:style-name="Standard"/>
      <text:p text:style-name="Standard">**Problem:** <text:s/></text:p>
      <text:p text:style-name="Standard">Fit a main-effects logistic model using color and weight and test for interaction effects.</text:p>
      <text:p text:style-name="Standard"/>
      <text:p text:style-name="Standard">**Solution:**</text:p>
      <text:p text:style-name="Standard"><text:soft-page-break/></text:p>
      <text:p text:style-name="Standard">1. **Main-Effects Model:** Fit a logistic regression model with color and weight as predictors. Test the significance of each predictor using Wald tests or likelihood-ratio tests.</text:p>
      <text:p text:style-name="Standard"/>
      <text:p text:style-name="Standard">2. **Interaction Model:** Add an interaction term between color and weight. Compare the models using a likelihood-ratio test. If the interaction model fits significantly better, it suggests that the effect of weight depends on color.</text:p>
      <text:p text:style-name="Standard"/>
      <text:p text:style-name="Standard">### Exercise 6: Binomial Response Model for Turtle Data (3.2 in Faraway)</text:p>
      <text:p text:style-name="Standard"/>
      <text:p text:style-name="Standard">**Problem:** <text:s/></text:p>
      <text:p text:style-name="Standard">Analyze the relationship between temperature and sex of turtles using binomial models.</text:p>
      <text:p text:style-name="Standard"/>
      <text:p text:style-name="Standard">**Solution:**</text:p>
      <text:p text:style-name="Standard"/>
      <text:p text:style-name="Standard">1. **Plot Proportion of Males vs. Temperature:** Create a scatter plot to visualize the relationship.</text:p>
      <text:p text:style-name="Standard"/>
      <text:p text:style-name="Standard">2. **Linear Model Fit:** Fit a binomial model with temperature as a linear predictor. Check the significance and goodness-of-fit.</text:p>
      <text:p text:style-name="Standard"/>
      <text:p text:style-name="Standard">3. **Outlier Detection:** Use residuals to check for outliers.</text:p>
      <text:p text:style-name="Standard"/>
      <text:p text:style-name="Standard">4. **Quadratic Model Fit:** Add a quadratic term for temperature and check its significance. Compare the linear and quadratic models.</text:p>
      <text:p text:style-name="Standard"/>
      <text:p text:style-name="Standard">5. **Compare Variance:** Compare observed variance with expected binomial variance. </text:p>
      <text:p text:style-name="Standard"/>
      <text:p text:style-name="Standard">6. **Combine Replicates:** Combine replicates and fit a simpler model. Compare the fit of this model with previous models.</text:p>
      <text:p text:style-name="Standard"/>
      <text:p text:style-name="Standard">If you need detailed R code or further mathematical derivations for each solution, please let me know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21:59:55.214943465</meta:creation-date>
    <dc:date>2024-09-11T22:00:06.839837841</dc:date>
    <meta:editing-duration>PT1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67" meta:word-count="809" meta:character-count="5202" meta:non-whitespace-character-count="4441"/>
  </office:meta>
</office:document-meta>
</file>